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9e7" officeooo:paragraph-rsid="0003f9e7"/>
    </style:style>
    <style:style style:name="P2" style:family="paragraph" style:parent-style-name="Standard">
      <style:text-properties fo:font-weight="bold" officeooo:rsid="0003f9e7" officeooo:paragraph-rsid="0003f9e7" style:font-weight-asian="bold" style:font-weight-complex="bold"/>
    </style:style>
    <style:style style:name="P3" style:family="paragraph" style:parent-style-name="Standard">
      <style:text-properties officeooo:paragraph-rsid="0003f9e7"/>
    </style:style>
    <style:style style:name="P4" style:family="paragraph" style:parent-style-name="Standard">
      <style:text-properties fo:font-size="12pt" fo:font-weight="normal" officeooo:rsid="00175bd6" officeooo:paragraph-rsid="00047e58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8b8ee" officeooo:paragraph-rsid="0008a1db"/>
    </style:style>
    <style:style style:name="P6" style:family="paragraph" style:parent-style-name="Standard">
      <style:text-properties officeooo:paragraph-rsid="0008a1db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officeooo:paragraph-rsid="000c18be"/>
    </style:style>
    <style:style style:name="P9" style:family="paragraph" style:parent-style-name="Standard">
      <style:text-properties fo:font-weight="normal" officeooo:rsid="00047e58" officeooo:paragraph-rsid="000d8a85" style:font-weight-asian="normal" style:font-weight-complex="normal"/>
    </style:style>
    <style:style style:name="T1" style:family="text">
      <style:text-properties officeooo:rsid="0002071d"/>
    </style:style>
    <style:style style:name="T2" style:family="text">
      <style:text-properties officeooo:rsid="0003f9e7"/>
    </style:style>
    <style:style style:name="T3" style:family="text">
      <style:text-properties officeooo:rsid="0018b8ee"/>
    </style:style>
    <style:style style:name="T4" style:family="text">
      <style:text-properties fo:font-size="12pt" officeooo:rsid="001f6bf9" style:font-size-asian="12pt" style:font-size-complex="12pt"/>
    </style:style>
    <style:style style:name="T5" style:family="text">
      <style:text-properties fo:font-size="12pt" fo:font-weight="normal" officeooo:rsid="010f76b5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a608fa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3f9e7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8a1db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9590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b619f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47e58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c18b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e9443b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13585cc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ef4a3e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fb404d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f5688a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background-color="transparent" loext:char-shading-value="0" style:font-size-asian="12pt" style:font-size-complex="12pt"/>
    </style:style>
    <style:style style:name="T19" style:family="text">
      <style:text-properties fo:font-size="12pt" officeooo:rsid="00bcadad" fo:background-color="transparent" loext:char-shading-value="0" style:font-size-asian="12pt" style:font-size-complex="12pt"/>
    </style:style>
    <style:style style:name="T20" style:family="text">
      <style:text-properties fo:font-size="12pt" officeooo:rsid="00f5688a" fo:background-color="transparent" loext:char-shading-value="0" style:font-size-asian="12pt" style:font-size-complex="12pt"/>
    </style:style>
    <style:style style:name="T21" style:family="text">
      <style:text-properties fo:font-size="12pt" officeooo:rsid="009f9159" fo:background-color="transparent" loext:char-shading-value="0" style:font-size-asian="12pt" style:font-size-complex="12pt"/>
    </style:style>
    <style:style style:name="T22" style:family="text">
      <style:text-properties fo:font-size="12pt" officeooo:rsid="00175bd6" fo:background-color="transparent" loext:char-shading-value="0" style:font-size-asian="12pt" style:font-size-complex="12pt"/>
    </style:style>
    <style:style style:name="T23" style:family="text">
      <style:text-properties fo:font-size="12pt" officeooo:rsid="00ef4a3e" fo:background-color="transparent" loext:char-shading-value="0" style:font-size-asian="12pt" style:font-size-complex="12pt"/>
    </style:style>
    <style:style style:name="T24" style:family="text">
      <style:text-properties fo:font-size="12pt" officeooo:rsid="013585cc" fo:background-color="transparent" loext:char-shading-value="0" style:font-size-asian="12pt" style:font-size-complex="12pt"/>
    </style:style>
    <style:style style:name="T25" style:family="text">
      <style:text-properties fo:font-size="12pt" officeooo:rsid="00a94d16" fo:background-color="transparent" loext:char-shading-value="0" style:font-size-asian="12pt" style:font-size-complex="12pt"/>
    </style:style>
    <style:style style:name="T26" style:family="text">
      <style:text-properties fo:font-size="12pt" officeooo:rsid="0003abbd" fo:background-color="transparent" loext:char-shading-value="0" style:font-size-asian="12pt" style:font-size-complex="12pt"/>
    </style:style>
    <style:style style:name="T27" style:family="text">
      <style:text-properties fo:font-size="12pt" officeooo:rsid="0008a1db" fo:background-color="transparent" loext:char-shading-value="0" style:font-size-asian="12pt" style:font-size-complex="12pt"/>
    </style:style>
    <style:style style:name="T28" style:family="text">
      <style:text-properties fo:font-size="12pt" officeooo:rsid="000c18be" fo:background-color="transparent" loext:char-shading-value="0" style:font-size-asian="12pt" style:font-size-complex="12pt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04a3f3" fo:background-color="transparent" loext:char-shading-value="0"/>
    </style:style>
    <style:style style:name="T31" style:family="text">
      <style:text-properties officeooo:rsid="0004f5c8" fo:background-color="transparent" loext:char-shading-value="0"/>
    </style:style>
    <style:style style:name="T32" style:family="text">
      <style:text-properties officeooo:rsid="0008a1db" fo:background-color="transparent" loext:char-shading-value="0"/>
    </style:style>
    <style:style style:name="T33" style:family="text">
      <style:text-properties officeooo:rsid="0008f1a0" fo:background-color="transparent" loext:char-shading-value="0"/>
    </style:style>
    <style:style style:name="T34" style:family="text">
      <style:text-properties officeooo:rsid="0004f5c8"/>
    </style:style>
    <style:style style:name="T35" style:family="text">
      <style:text-properties officeooo:rsid="0006d014"/>
    </style:style>
    <style:style style:name="T36" style:family="text">
      <style:text-properties officeooo:rsid="0008a1db"/>
    </style:style>
    <style:style style:name="T37" style:family="text">
      <style:text-properties style:font-name="Liberation Serif1" officeooo:rsid="0008a1db"/>
    </style:style>
    <style:style style:name="T38" style:family="text">
      <style:text-properties style:font-name="Liberation Serif" officeooo:rsid="0008a1db"/>
    </style:style>
    <style:style style:name="T39" style:family="text">
      <style:text-properties officeooo:rsid="000aa589"/>
    </style:style>
    <style:style style:name="T40" style:family="text">
      <style:text-properties officeooo:rsid="000b61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5">n</text:span>PAsym</text:p>
      <text:p text:style-name="P2"/>
      <text:p text:style-name="P2">About</text:p>
      <text:p text:style-name="Standard"/>
      <text:p text:style-name="P3"><text:span text:style-name="T2">nPAsym is </text:span>a<text:span text:style-name="T40">n open-source</text:span> ImageJ plugin allowing to quantify <text:span text:style-name="T1">nuclear shape asymmetry</text:span> in digital images captured from cytologic and histologic preparations. <text:span text:style-name="T2">It works with </text:span><text:span text:style-name="T13">8-bit grayscale </text:span><text:span text:style-name="T14">images</text:span><text:span text:style-name="T5"> </text:span><text:span text:style-name="T15">segmented into black </text:span><text:span text:style-name="T16">(0) </text:span><text:span text:style-name="T15">nuclear masks and </text:span><text:span text:style-name="T17">white </text:span><text:span text:style-name="T16">(255) </text:span><text:span text:style-name="T15">background.</text:span><text:span text:style-name="T4"> </text:span><text:span text:style-name="T6">The plugin is written in S</text:span><text:span text:style-name="T9">c</text:span><text:span text:style-name="T6">ala </text:span><text:span text:style-name="T7">and </text:span><text:span text:style-name="T6">packaged in a single .</text:span><text:span text:style-name="T8">jar</text:span><text:span text:style-name="T6"> file containing the plugin’</text:span><text:span text:style-name="T10">s</text:span><text:span text:style-name="T6"> code and Scala libraries. </text:span><text:span text:style-name="T10">NPAsym is free software: you can use it and/or modify it under the terms of GNU GPL version 3.</text:span><text:span text:style-name="T6"> </text:span></text:p>
      <text:p text:style-name="P2"/>
      <text:p text:style-name="P2">Availability</text:p>
      <text:p text:style-name="P2"/>
      <text:p text:style-name="P9"><text:span text:style-name="T30">As a .jar file, t</text:span><text:span text:style-name="T29">h</text:span>e plugin can be do<text:span text:style-name="T29">wnloaded from: https://github.com/</text:span><text:span text:style-name="T18">n</text:span><text:span text:style-name="T28">pa</text:span><text:span text:style-name="T18">sym</text:span><text:span text:style-name="T29">/nPAsym/tree/master/bld . </text:span><text:span text:style-name="T31">After download i</text:span><text:span text:style-name="T30">t</text:span><text:span text:style-name="T19"> </text:span><text:span text:style-name="T20">has to be </text:span><text:span text:style-name="T21">placed</text:span><text:span text:style-name="T22"> in the </text:span><text:span text:style-name="T21">P</text:span><text:span text:style-name="T22">lugins </text:span><text:span text:style-name="T23">sub</text:span><text:span text:style-name="T22">folder </text:span><text:span text:style-name="T24">(./plugins – in Linux) </text:span><text:span text:style-name="T22">within the ImageJ </text:span><text:span text:style-name="T25">application f</text:span><text:span text:style-name="T22">older. </text:span><text:span text:style-name="T27">Please, be sure that the name of a .jar file contains an underscore sign. If not, change its name to, e.g., nPAsym_.jar. </text:span><text:span text:style-name="T26">N</text:span><text:span text:style-name="T22">ext time ImageJ starts, nPAsym will be available in the Plugins menu. </text:span><text:span text:style-name="T18">Demo images can be downloaded from: https://github.com/n</text:span><text:span text:style-name="T28">pa</text:span><text:span text:style-name="T18">sym/nPAsym/tree/master/img .</text:span></text:p>
      <text:p text:style-name="P4"/>
      <text:p text:style-name="P2">Building an executable JAR file</text:p>
      <text:p text:style-name="P1"/>
      <text:p text:style-name="P6">To compile nPAsym plugin one needs to install and configure sbt (an open-source build tool) (https://www.scala-sbt.org/release/docs/Setup.html), sbt assembly plugin (https://github/sbt/sbt-assembly), and copy ./jars/ij.jar from ImageJ installation directory to the ./lib directory of the project. Then, from the command <text:span text:style-name="T29">line, a user has to run sbt assembly in the top directory of the project. During first compilation sbt installs Scala of </text:span><text:span text:style-name="T33">a </text:span><text:span text:style-name="T29">required version with all dependencies, then com</text:span><text:span text:style-name="T32">pi</text:span><text:span text:style-name="T29">les </text:span><text:span text:style-name="T33">the </text:span><text:span text:style-name="T29">code and assembles it into </text:span><text:span text:style-name="T32">a </text:span><text:span text:style-name="T29">single .jar file. After that, one should copy target/scala-2.12/nPAsym-assembly-0.1.jar to the Plugins directory of the ImageJ installation. </text:span><text:span text:style-name="T32">Don’t forget to change the name of a .jar file as </text:span><text:span text:style-name="T33">indicated</text:span><text:span text:style-name="T32"> above.</text:span></text:p>
      <text:p text:style-name="P7"/>
      <text:p text:style-name="P2">Short user guidelines</text:p>
      <text:p text:style-name="P3"/>
      <text:p text:style-name="P3">1. <text:span text:style-name="T36">In ImageJ, open </text:span>a raw image of interest.</text:p>
      <text:p text:style-name="P8">2. <text:span text:style-name="T3">Segment it using built-in ImageJ functions according to guidelines that can be found at: </text:span><text:span text:style-name="T11"><text:s/>https://github.com/n</text:span><text:span text:style-name="T12">pa</text:span><text:span text:style-name="T11">sym/nPAsym/tree/master/doc .</text:span></text:p>
      <text:p text:style-name="P3"><text:span text:style-name="T3">3</text:span>. Run nPAsym from the Plugins submenu <text:span text:style-name="T3">of ImageJ</text:span>.</text:p>
      <text:p text:style-name="P3"><text:span text:style-name="T3">4</text:span>. If necessary, change the value of a lower size threshold (in pixels) <text:span text:style-name="T3">in </text:span>a pop-up box <text:span text:style-name="T34">that </text:span>comes up. </text:p>
      <text:p text:style-name="P3"><text:span text:style-name="T3">5</text:span>. Save PA quantities to a .cvs or .<text:span text:style-name="T39">txt</text:span> file by clicking the Save as button in the menu of the Results table. </text:p>
      <text:p text:style-name="P5">6. If necessary, save the output image by selecting the Save option <text:span text:style-name="T36">in</text:span> the File menu.</text:p>
      <text:p text:style-name="P2"/>
      <text:p text:style-name="P2">Contributors</text:p>
      <text:p text:style-name="P1"/>
      <text:p text:style-name="P1"><text:span text:style-name="T37">©</text:span><text:span text:style-name="T38"> </text:span>Oleg Golovko, Yurij M.Bozhok, Alexander G.Nikonenko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7T10:51:08.958595871</meta:creation-date>
    <dc:date>2020-03-14T19:55:20.213474431</dc:date>
    <meta:editing-duration>PT1H4M35S</meta:editing-duration>
    <meta:editing-cycles>14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367" meta:character-count="2381" meta:non-whitespace-character-count="2025"/>
  </office:meta>
</office:document-meta>
</file>